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classByteBuddyMockMakerTest.mockTypeOf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BuddyMockMakerTest.mock_interface_with_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ubclassByteBuddyMockMakerTest.mock_interface_with_annotations_with_additional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ubclassByteBuddyMockMakerTest.is_type_mockable_give_empty_reason_if_type_is_moc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classByteBuddyMockMakerTest.is_type_mockable_excludes_primitive_wrapper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classByteBuddyMockMakerTest.mock_type_without_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classByteBuddyMockMakerTest.is_type_mockable_allow_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classByteBuddyMockMakerTest.update( Observable o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classByteBuddyMockMakerTest.mock_class_with_annotations_with_additional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bclassByteBuddyMockMakerTest.is_type_mockable_excludes_primitive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classByteBuddyMockMakerTest.is_type_mockable_excludes_sealed_class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classByteBuddyMockMakerTest.SubclassByteBuddyMockMaker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Annotation.sa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BuddyMockMakerTest.mock_class_with_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